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seudo-Code</text:p>
      <text:h text:style-name="Heading_20_1" text:outline-level="1">Breeding Algorithm:</text:h>
      <text:list text:style-name="L1">
        <text:list-item>
          <text:p text:style-name="P1">Receive father as parameter (who to breed the female monster with).</text:p>
        </text:list-item>
        <text:list-item>
          <text:p text:style-name="P1">Generate the number of children bred by obtaining the square root of the result from multiplying the fertility rate of the mother and father monsters.</text:p>
        </text:list-item>
        <text:list-item>
          <text:p text:style-name="P1">Initialise array of monster children to the size of the number of children bred provided by the step above.</text:p>
        </text:list-item>
        <text:list-item>
          <text:p text:style-name="P1">While number of new added children &lt; number of children bred:</text:p>
        </text:list-item>
      </text:list>
      <text:list text:style-name="L4">
        <text:list-item>
          <text:list>
            <text:list-item>
              <text:p text:style-name="P4">Create a new monster.</text:p>
            </text:list-item>
            <text:list-item>
              <text:p text:style-name="P4">Randomise whether monster is a male of female.</text:p>
            </text:list-item>
            <text:list-item>
              <text:p text:style-name="P4">Initialise age rate by using crossover and mutation (see at bottom for explanation).</text:p>
            </text:list-item>
            <text:list-item>
              <text:p text:style-name="P4">Initialise strength by using crossover and mutation (see at bottom for explanation).</text:p>
            </text:list-item>
            <text:list-item>
              <text:p text:style-name="P4">Initialise evade by using crossover and mutation (see at bottom for explanation).</text:p>
            </text:list-item>
            <text:list-item>
              <text:p text:style-name="P4">Initialise toughness by using crossover and mutation (see at bottom for explanation).</text:p>
            </text:list-item>
            <text:list-item>
              <text:p text:style-name="P4">Initialise fertility by using crossover and mutation (see at bottom for explanation).</text:p>
            </text:list-item>
            <text:list-item>
              <text:p text:style-name="P4">Initialise injury chance by using crossover and mutation (see at bottom for explanation).</text:p>
            </text:list-item>
            <text:list-item>
              <text:p text:style-name="P4">Initialise date of birth with system date.</text:p>
            </text:list-item>
            <text:list-item>
              <text:p text:style-name="P4">Initialise monster ID with an integer value.</text:p>
            </text:list-item>
            <text:list-item>
              <text:p text:style-name="P4">Initialise owned ID with integer value of owner.</text:p>
            </text:list-item>
            <text:list-item>
              <text:p text:style-name="P4">Add new monster to array of monster children.</text:p>
            </text:list-item>
          </text:list>
        </text:list-item>
      </text:list>
      <text:list text:style-name="L1">
        <text:list-item>
          <text:p text:style-name="P1">Return array of monster children.</text:p>
        </text:list-item>
      </text:list>
      <text:p text:style-name="Text_20_body"/>
      <text:p text:style-name="Text_20_body">Where:</text:p>
      <text:p text:style-name="Text_20_body">Crossover is the genetic crossover operator which has a 50% chance of returning the first argument and a 50% chance of returning the second argument.</text:p>
      <text:p text:style-name="Text_20_body">Mutation is a random number between 0 and 1 inclusive described by a binomial distribution with an arbitrary number of trials and ½ probability for each trial.</text:p>
      <text:p text:style-name="Text_20_body"/>
      <text:p text:style-name="Text_20_body"><text:soft-page-break/></text:p>
      <text:h text:style-name="Heading_20_1" text:outline-level="1">Ageing Algorithm:</text:h>
      <text:p text:style-name="Text_20_body">Every time a monster is evaluated (e.g. every time the stable is viewed):</text:p>
      <text:list text:style-name="L2">
        <text:list-item>
          <text:p text:style-name="P2">Compare the monster's date of birth with the system date.</text:p>
        </text:list-item>
        <text:list-item>
          <text:p text:style-name="P2">Decrease the health of the monster based on the difference between its date of birth and the system date.</text:p>
        </text:list-item>
        <text:list-item>
          <text:p text:style-name="P2">If after the health deduction the monster's health is &lt;= 0 the monster will be classed as dead and deleted.</text:p>
        </text:list-item>
      </text:list>
      <text:h text:style-name="Heading_20_1" text:outline-level="1">Fighting Algorithm:</text:h>
      <text:p text:style-name="Text_20_body">Once battle request has been accepted:</text:p>
      <text:list text:style-name="L3">
        <text:list-item>
          <text:p text:style-name="P3">Add both monsters to a new array of battle monsters.</text:p>
        </text:list-item>
        <text:list-item>
          <text:p text:style-name="P3">Make sure both monsters' details are up-to-date.</text:p>
        </text:list-item>
        <text:list-item>
          <text:p text:style-name="P3">While there are still 2 monsters in the array of battle monsters (meaning both monsters are still alive):</text:p>
        </text:list-item>
      </text:list>
      <text:list text:style-name="L5">
        <text:list-item>
          <text:list>
            <text:list-item>
              <text:p text:style-name="P5">Randomly select which monster attacks this go.</text:p>
            </text:list-item>
            <text:list-item>
              <text:p text:style-name="P5">Calculate damage to other monster using:</text:p>
              <text:list>
                <text:list-item>
                  <text:p text:style-name="P5">Monster aggression * monster strength * (1 – defence of other monster) * a random value.</text:p>
                </text:list-item>
              </text:list>
            </text:list-item>
            <text:list-item>
              <text:p text:style-name="P5">Update injury to other monster with damage calculated above.</text:p>
            </text:list-item>
            <text:list-item>
              <text:p text:style-name="P5">If the injury to the other monster is &gt; the base health of the other monster:</text:p>
              <text:list>
                <text:list-item>
                  <text:p text:style-name="P5">The other monster dies and is removed/deleted from the array of battle monsters.</text:p>
                </text:list-item>
              </text:list>
            </text:list-item>
          </text:list>
        </text:list-item>
      </text:list>
      <text:list text:style-name="L3">
        <text:list-item>
          <text:p text:style-name="P3">Return result of batt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 fo:line-height="100%"/>
      <style:text-properties style:font-name="Times New Roman" fo:font-size="12pt" style:font-size-asian="12pt" style:language-asian="en" style:country-asian="GB" style:font-size-complex="12pt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fo:font-size="26pt" fo:letter-spacing="0.009cm" style:letter-kerning="true" style:font-size-asian="26pt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fo:font-size="13pt" fo:font-weight="bold" style:font-size-asian="13pt" style:font-weight-asian="bold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4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5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6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7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8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9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0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3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4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5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6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7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8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9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0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1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2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/>
        <style:text-properties fo:font-family="Wingdings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Chris Savill – chs17<text:tab/><text:tab/>CS22120: Software Development <text:tab/><text:tab/>Life-Cycle</text:p>
      </style:header>
      <style:footer>
        <text:p text:style-name="Footer">Student ID: 110122180<text:tab/><text:tab/>Page <text:span text:style-name="MT1"><text:page-number style:num-format="1" text:select-page="current">2</text:page-number></text:span> of 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editing-cycles>18</meta:editing-cycles>
    <meta:creation-date>2012-11-23T21:07:55</meta:creation-date>
    <meta:editing-duration>PT49M2S</meta:editing-duration>
    <meta:generator>LibreOffice/3.6$Linux_x86 LibreOffice_project/360m1$Build-2</meta:generator>
    <meta:initial-creator>Chris Savill</meta:initial-creator>
    <dc:date>2012-11-29T09:40:28</dc:date>
    <dc:creator>Chris Savill</dc:creator>
    <meta:document-statistic meta:table-count="0" meta:image-count="0" meta:object-count="0" meta:page-count="2" meta:paragraph-count="41" meta:word-count="466" meta:character-count="2711" meta:non-whitespace-character-count="23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